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d329" officeooo:paragraph-rsid="001bd329"/>
    </style:style>
    <style:style style:name="P2" style:family="paragraph" style:parent-style-name="Standard">
      <style:paragraph-properties fo:break-before="page"/>
      <style:text-properties officeooo:rsid="001bd329" officeooo:paragraph-rsid="001bd329"/>
    </style:style>
    <style:style style:name="P3" style:family="paragraph" style:parent-style-name="Text_20_body">
      <style:text-properties officeooo:rsid="001bd329"/>
    </style:style>
    <style:style style:name="P4" style:family="paragraph" style:parent-style-name="Standard">
      <style:text-properties officeooo:paragraph-rsid="001bd329"/>
    </style:style>
    <style:style style:name="P5" style:family="paragraph" style:parent-style-name="Standard">
      <style:text-properties fo:font-size="12pt" style:text-underline-style="none" officeooo:rsid="001bd329" officeooo:paragraph-rsid="001bd329" style:font-size-asian="12pt" style:font-size-complex="12pt"/>
    </style:style>
    <style:style style:name="P6" style:family="paragraph" style:parent-style-name="Text_20_body">
      <style:text-properties fo:font-size="14pt" style:font-size-asian="14pt" style:font-size-complex="14pt"/>
    </style:style>
    <style:style style:name="P7" style:family="paragraph" style:parent-style-name="Standard" style:master-page-name="First_20_Page">
      <style:paragraph-properties style:page-number="auto"/>
      <style:text-properties officeooo:rsid="001bd329" officeooo:paragraph-rsid="001bd329"/>
    </style:style>
    <style:style style:name="P8" style:family="paragraph" style:parent-style-name="Standard">
      <style:text-properties fo:font-size="60pt" style:text-underline-style="none" officeooo:rsid="001bd329" officeooo:paragraph-rsid="001bd329" style:font-size-asian="60pt" style:font-size-complex="60pt"/>
    </style:style>
    <style:style style:name="P9" style:family="paragraph" style:parent-style-name="Heading_20_3">
      <style:text-properties fo:font-variant="normal" fo:text-transform="none" fo:color="#000000" loext:opacity="100%" style:text-line-through-style="none" style:text-line-through-type="none" style:font-name="Arial1" fo:font-size="20pt" fo:font-style="normal" style:text-underline-style="solid" style:text-underline-width="auto" style:text-underline-color="font-color" fo:font-weight="bold" officeooo:rsid="001bd329" officeooo:paragraph-rsid="001bd329" style:text-blinking="false" fo:background-color="transparent" style:font-size-asian="20pt" style:font-size-complex="20pt"/>
    </style:style>
    <style:style style:name="P10" style:family="paragraph">
      <style:text-properties style:font-name="Liberation Sans" fo:font-size="1pt" style:font-name-asian="Liberation Sans2" style:font-name-complex="Liberation Sans2"/>
    </style:style>
    <style:style style:name="P11"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2021e3"/>
    </style:style>
    <style:style style:name="T2" style:family="text">
      <style:text-properties officeooo:rsid="001bd329"/>
    </style:style>
    <style:style style:name="T3" style:family="text">
      <style:text-properties style:text-underline-style="none"/>
    </style:style>
    <style:style style:name="T4" style:family="text">
      <style:text-properties officeooo:rsid="002be528"/>
    </style:style>
    <style:style style:name="T5" style:family="text">
      <style:text-properties officeooo:rsid="002cfa9d"/>
    </style:style>
    <style:style style:name="T6" style:family="text">
      <style:text-properties style:font-name="Liberation Sans" fo:font-size="1pt" style:font-name-asian="Liberation Sans2" style:font-name-complex="Liberation Sans2"/>
    </style:style>
    <style:style style:name="gr1" style:family="graphic">
      <style:graphic-properties draw:stroke="none" draw:fill="solid" draw:fill-color="#c0c0c0" draw:opacity="50%" draw:auto-grow-height="false" draw:auto-grow-width="false" fo:min-height="7.978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8.447cm" fo:min-width="18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5.35cm" fo:min-width="11.4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8.916cm" fo:min-width="19.001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
      <text:p text:style-name="P1"/>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8"><text:file-name text:display="name">Actividad_1_1</text:file-name></text:p>
      <text:p text:style-name="P5">Marcos Miquel Lisarde</text:p>
      <text:p text:style-name="P2"/>
      <text:p text:style-name="P1"/>
      <text:h text:style-name="P9" text:outline-level="3"><text:span text:style-name="T3"><text:s/></text:span>Activitat 1.1 Reflexió inicial sobre el núvol públic</text:h>
      <text:p text:style-name="P3"/>
      <text:h text:style-name="Heading_20_1" text:outline-level="1">¿Qué ventajas tendría para tu proyecto personal de DAM desplegarlo en la nube en lugar de en tu portátil?</text:h>
      <text:p text:style-name="P6">Tendría la ventaja de poder acceder desde cualquier parte al contenido de mi trabajo, permitiéndome trabajar desde cualquier equipo. También me permite compartir todo el proyecto con cualquier persona de forma mucho más simple. Otra ventaja sería la capacidad de hacer copias de seguridad o control de versiones, lo cual viene integrado en muchas plataformas. Una última ventaja que se me ocurre es que, si el equipo con el que estoy trabajando es antiguo, no necesito tener todos los servicios corriendo a la vez y ocupando toda la memoria disponible, si no que solo tengo que conectarme a un servidor que ya esté procesando todo.</text:p>
      <text:p text:style-name="P3"/>
      <text:h text:style-name="Heading_20_1" text:outline-level="1">¿Qué riesgos percibes en depender de un proveedor externo para algo tan crítico como los datos?</text:h>
      <text:p text:style-name="P6">Externalizar los datos siempre conlleva el riesgo de que no somos nosotros quienes tienen el control sobre ellos, lo cuál implica que un error por parte de la compañía que tengamos contratada puede suponer un problema. Incluso puede pasar que se exponga <text:span text:style-name="T4">a peligros externos como son los hackers, ya que una empresa de hosting famosa siempre va a ser un objetivo más probable de un ataque que tu ordenador personal </text:span><text:span text:style-name="T5">o que una empresa pequeña, aunque esto no tiene por que ser el caso el 100% de las veces. Muchas veces estos hostings externos tienen una seguridad mucho mas compleja y desarrollada que una empresa normal, como por ejemplo la pared de lámparas de lava de cloudflare, una pared llena de lámparas de lava que usan para crear números lo más aleatorios e impredecibles posible.</text:span></text:p>
      <text:h text:style-name="Heading_20_1" text:outline-level="1"><text:soft-page-break/></text:h>
      <text:h text:style-name="Heading_20_1" text:outline-level="1" text:is-list-header="true"><text:line-break/><text:span text:style-name="T4">¿</text:span>Crees que todas las empresas deberían migrar a la nube, o hay casos en los que conviene mantener sistemas locales? </text:h>
      <text:p text:style-name="P6">No creo que todas las empresas deban migrar automáticamente a la nube, porque depende mucho del tamaño de la empresa, de sus recursos y de los procesos que maneje. Para muchas <text:span text:style-name="T4">empresas</text:span>, la nube ofrece ventajas claras como poder acceder a la información desde cualquier lugar, reducir costes de infraestructura y olvidarse de gran parte del mantenimiento del sistema. Sin embargo, hay empresas que manejan datos muy sensibles o tienen procesos muy específicos que requieren un control absoluto sobre sus servidores; en estos casos, mantener sistemas locales puede ser más seguro y eficient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cm" fo:margin-bottom="0.247cm" style:contextual-spacing="false" fo:line-height="115%" fo:text-indent="0c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499cm" fo:margin-right="0.499cm" fo:margin-top="0.423cm" fo:margin-bottom="0.212cm" style:contextual-spacing="false" fo:text-indent="0cm" style:auto-text-indent="false" style:page-number="auto"/>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T1" style:family="text">
      <style:text-properties style:font-name="Liberation Sans" fo:font-size="1pt" style:font-name-asian="Liberation Sans2" style:font-name-complex="Liberation Sans2"/>
    </style:style>
    <style:style style:name="MT2" style:family="text">
      <style:text-properties officeooo:rsid="002021e3"/>
    </style:style>
    <style:style style:name="MT3" style:family="text">
      <style:text-properties officeooo:rsid="001bd329"/>
    </style:style>
    <style:style style:name="Mgr1" style:family="graphic">
      <style:graphic-properties draw:stroke="none" draw:fill="solid" draw:fill-color="#c0c0c0" draw:opacity="50%" draw:auto-grow-height="false" draw:auto-grow-width="false" fo:min-height="7.978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8.916cm" fo:min-width="19.001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5.35cm" fo:min-width="11.4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8.447cm" fo:min-width="18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1.5pt double-thin #000000" style:border-line-width="0.018cm 0.018cm 0.018cm" fo:padding="0.06cm" fo:background-color="#b2b2b2" style:writing-mode="lr-tb" style:layout-grid-color="#c0c0c0" style:layout-grid-lines="20" style:layout-grid-base-height="0.706cm" style:layout-grid-ruby-height="0.353cm" style:layout-grid-mode="none" style:layout-grid-ruby-below="false" style:layout-grid-print="false" style:layout-grid-display="false" draw:fill="solid" draw:fill-color="#b2b2b2"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dddddd" draw:opacity="100%"/>
    </style:style>
    <style:style style:name="Mdp2" style:family="drawing-page">
      <style:drawing-page-properties draw:fill="solid" draw:background-size="full" draw:fill-color="#b2b2b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text:tab/><text:file-name text:display="name">Actividad_1_1</text:file-name><draw:custom-shape text:anchor-type="char" draw:z-index="0" draw:name="PowerPlusWaterMarkObject 1" draw:style-name="Mgr1" draw:text-style-name="MP2" svg:width="16.999cm" svg:height="7.977cm" draw:transform="rotate (0.785398163397448) translate (-0.432152777777778cm 15.1872638888889cm)"><text:p text:style-name="MP1"><text:span text:style-name="MT1">Nube</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draw:enhanced-geometry></draw:custom-shape></text:p>
      </style:header>
      <style:header-first>
        <text:p text:style-name="Header"><text:tab/><text:file-name text:display="name">Actividad_1_1</text:file-name><draw:custom-shape text:anchor-type="char" draw:z-index="1" draw:name="PowerPlusWaterMarkObject 2" draw:style-name="Mgr1" draw:text-style-name="MP2" svg:width="16.999cm" svg:height="7.977cm" draw:transform="rotate (0.785398163397448) translate (-0.432152777777778cm 15.1872638888889cm)"><text:p text:style-name="MP1"><text:span text:style-name="MT1">Nube</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draw:enhanced-geometry></draw:custom-shape></text:p>
      </style:header-first>
      <style:footer>
        <text:p text:style-name="Footer"><text:tab/><text:span text:style-name="MT2">Pag. </text:span><text:page-number text:select-page="current">3</text:page-number></text:p>
      </style:footer>
      <style:footer-first>
        <text:p text:style-name="Footer"><text:tab/><text:span text:style-name="MT3">Pag. </text:span><text:span text:style-name="MT3"><text:page-number text:select-page="current">2</text:page-number></text:span></text:p>
      </style:footer-first>
    </style:master-page>
    <style:master-page style:name="First_20_Page" style:display-name="First Page" style:page-layout-name="Mpm2" draw:style-name="Mdp2" style:next-style-name="Standard">
      <style:header>
        <text:p text:style-name="Header"><draw:custom-shape text:anchor-type="char" draw:z-index="2" draw:name="PowerPlusWaterMarkObject" draw:style-name="Mgr2" draw:text-style-name="MP2" svg:width="19cm" svg:height="8.915cm" draw:transform="rotate (0.785398163397448) translate (-0.481541666666667cm 17.0516944444444cm)"><text:p text:style-name="MP1"><text:span text:style-name="MT1">Nube</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draw:enhanced-geometry></draw:custom-shape></text:p>
      </style:header>
    </style:master-page>
    <style:master-page style:name="Index" style:page-layout-name="Mpm3" draw:style-name="Mdp3">
      <style:header>
        <text:p text:style-name="Header"><draw:custom-shape text:anchor-type="char" draw:z-index="3" draw:name="PowerPlusWaterMarkObject" draw:style-name="Mgr1" draw:text-style-name="MP2" svg:width="16.999cm" svg:height="7.977cm" draw:transform="rotate (0.785398163397448)"><text:p text:style-name="MP1"><text:span text:style-name="MT1">Nube</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draw:enhanced-geometry></draw:custom-shape></text:p>
      </style:header>
    </style:master-page>
    <style:master-page style:name="Left_20_Page" style:display-name="Left Page" style:page-layout-name="Mpm4" draw:style-name="Mdp3" style:next-style-name="Right_20_Page">
      <style:header>
        <text:p text:style-name="Header"><draw:custom-shape text:anchor-type="char" draw:z-index="4" draw:name="PowerPlusWaterMarkObject" draw:style-name="Mgr1" draw:text-style-name="MP2" svg:width="16.999cm" svg:height="7.977cm" draw:transform="rotate (0.785398163397448)"><text:p text:style-name="MP1"><text:span text:style-name="MT1">Nube</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draw:enhanced-geometry></draw:custom-shape></text:p>
      </style:header>
    </style:master-page>
    <style:master-page style:name="Right_20_Page" style:display-name="Right Page" style:page-layout-name="Mpm5" draw:style-name="Mdp3" style:next-style-name="Left_20_Page">
      <style:header>
        <text:p text:style-name="Header"><draw:custom-shape text:anchor-type="char" draw:z-index="5" draw:name="PowerPlusWaterMarkObject" draw:style-name="Mgr1" draw:text-style-name="MP2" svg:width="16.999cm" svg:height="7.977cm" draw:transform="rotate (0.785398163397448)"><text:p text:style-name="MP1"><text:span text:style-name="MT1">Nube</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draw:enhanced-geometry></draw:custom-shape></text:p>
      </style:header>
    </style:master-page>
    <style:master-page style:name="Envelope" style:page-layout-name="Mpm6" draw:style-name="Mdp3">
      <style:header>
        <text:p text:style-name="Header"><draw:custom-shape text:anchor-type="char" draw:z-index="6" draw:name="PowerPlusWaterMarkObject" draw:style-name="Mgr3" draw:text-style-name="MP2" svg:width="11.399cm" svg:height="5.349cm" draw:transform="skewX (6.10816986600918E-017) rotate (0.785398163397448)"><text:p text:style-name="MP1"><text:span text:style-name="MT1">Nube</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draw:enhanced-geometry></draw:custom-shape></text:p>
      </style:header>
    </style:master-page>
    <style:master-page style:name="HTML" style:page-layout-name="Mpm7" draw:style-name="Mdp3">
      <style:header>
        <text:p text:style-name="Header"><draw:custom-shape text:anchor-type="char" draw:z-index="7" draw:name="PowerPlusWaterMarkObject" draw:style-name="Mgr4" draw:text-style-name="MP2" svg:width="17.999cm" svg:height="8.446cm" draw:transform="skewX (-9.7998587848995E-017) rotate (0.785398163397448)"><text:p text:style-name="MP1"><text:span text:style-name="MT1">Nube</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draw:enhanced-geometry></draw:custom-shape></text:p>
      </style:header>
    </style:master-page>
    <style:master-page style:name="Footnote" style:page-layout-name="Mpm8" draw:style-name="Mdp3">
      <style:header>
        <text:p text:style-name="Header"><draw:custom-shape text:anchor-type="char" draw:z-index="8" draw:name="PowerPlusWaterMarkObject" draw:style-name="Mgr1" draw:text-style-name="MP2" svg:width="16.999cm" svg:height="7.977cm" draw:transform="rotate (0.785398163397448)"><text:p text:style-name="MP1"><text:span text:style-name="MT1">Nube</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draw:enhanced-geometry></draw:custom-shape></text:p>
      </style:header>
    </style:master-page>
    <style:master-page style:name="Endnote" style:page-layout-name="Mpm8" draw:style-name="Mdp3">
      <style:header>
        <text:p text:style-name="Header"><draw:custom-shape text:anchor-type="char" draw:z-index="9" draw:name="PowerPlusWaterMarkObject" draw:style-name="Mgr1" draw:text-style-name="MP2" svg:width="16.999cm" svg:height="7.977cm" draw:transform="rotate (0.785398163397448)"><text:p text:style-name="MP1"><text:span text:style-name="MT1">Nube</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draw:enhanced-geometry></draw:custom-shape></text:p>
      </style:header>
    </style:master-page>
    <style:master-page style:name="Landscape" style:page-layout-name="Mpm9" draw:style-name="Mdp3">
      <style:header>
        <text:p text:style-name="Header"><draw:custom-shape text:anchor-type="char" draw:z-index="10" draw:name="PowerPlusWaterMarkObject" draw:style-name="Mgr1" draw:text-style-name="MP2" svg:width="16.999cm" svg:height="7.977cm" draw:transform="rotate (0.785398163397448)"><text:p text:style-name="MP1"><text:span text:style-name="MT1">Nube</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18:23.170057944</meta:creation-date>
    <dc:date>2025-09-17T08:14:12.835573359</dc:date>
    <meta:editing-duration>PT41M20S</meta:editing-duration>
    <meta:editing-cycles>8</meta:editing-cycles>
    <meta:generator>LibreOffice/7.5.6.2$Linux_X86_64 LibreOffice_project/50$Build-2</meta:generator>
    <meta:document-statistic meta:table-count="0" meta:image-count="0" meta:object-count="0" meta:page-count="3" meta:paragraph-count="13" meta:word-count="407" meta:character-count="2455" meta:non-whitespace-character-count="2053"/>
  </office:meta>
</office:document-meta>
</file>